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5"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 style:family="paragraph" style:parent-style-name="Table_20_Contents">
      <style:paragraph-properties fo:margin-top="0cm" fo:margin-bottom="0cm" loext:contextual-spacing="false" fo:text-align="center" style:justify-single-word="false"/>
    </style:style>
    <style:style style:name="P10" style:family="paragraph" style:parent-style-name="Table_20_Contents">
      <style:paragraph-properties fo:margin-top="0cm" fo:margin-bottom="0cm" loext:contextual-spacing="false" fo:text-align="start" style:justify-single-word="false"/>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15" style:family="paragraph" style:parent-style-name="Footer">
      <style:paragraph-properties>
        <style:tab-stops>
          <style:tab-stop style:position="16.508cm" style:type="right"/>
        </style:tab-stops>
      </style:paragraph-properties>
    </style:style>
    <style:style style:name="P16" style:family="paragraph" style:parent-style-name="Standard" style:list-style-name="L1"/>
    <style:style style:name="P17" style:family="paragraph" style:parent-style-name="Standard" style:list-style-name="L2"/>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6285446443346620301" text:style-name="L1">
        <text:list-item>
          <text:p text:style-name="P16">The OpenLCB Message Network Standard, w<text:span text:style-name="T5">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6"><text:span text:style-name="T5">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5">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10">Simple Node Information Request</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N</text:p>
          </table:table-cell>
          <table:table-cell table:style-name="Table2.A2" office:value-type="string">
            <text:p text:style-name="P9">0x0DE8</text:p>
          </table:table-cell>
          <table:table-cell table:style-name="Table2.F2" office:value-type="string">
            <text:p text:style-name="P9">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P10">Simple Node Information Reply</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A08</text:p>
          </table:table-cell>
          <table:table-cell table:style-name="Table3.F2" office:value-type="string">
            <text:p text:style-name="P9">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3446875909602622965" text:style-name="L2">
        <text:list-item>
          <text:p text:style-name="P17">The byte 0x01 or 0x04 to indicate the version of the following content</text:p>
        </text:list-item>
        <text:list-item>
          <text:p text:style-name="P17">A null-terminated string for manufacturer name of no more than 41 bytes including terminating null.</text:p>
        </text:list-item>
        <text:list-item>
          <text:p text:style-name="P17">A null-terminated string for node model name of no more than 41 bytes including terminating null.</text:p>
        </text:list-item>
        <text:list-item>
          <text:p text:style-name="P17">A null-terminated string for node hardware version of no more than 21 bytes including terminating null.</text:p>
        </text:list-item>
        <text:list-item>
          <text:p text:style-name="P17">A null-terminated string for node software version of no more than 21 bytes including terminating null.</text:p>
        </text:list-item>
        <text:list-item>
          <text:p text:style-name="P17"><text:soft-page-break/>The byte 0x01 or 0x02 to indicate the version of the following content</text:p>
        </text:list-item>
        <text:list-item>
          <text:p text:style-name="P17">A null-terminated string for user-provided node name of no more than 63 bytes including terminating null.</text:p>
        </text:list-item>
        <text:list-item>
          <text:p text:style-name="P17">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ssage Formats (Normative)<text:tab/>2</text:p>
          <text:p text:style-name="P12"><text:s/>4.1 Simple Node Information Request<text:tab/>2</text:p>
          <text:p text:style-name="P12"><text:s/>4.2 Simple Node Information Reply<text:tab/>2</text:p>
          <text:p text:style-name="P11"><text:s/>5 Payload Format (Normative)<text:tab/>2</text:p>
          <text:p text:style-name="P12"><text:s/>5.1 Format<text:tab/>2</text:p>
          <text:p text:style-name="P12"><text:s/>5.2 Versioning<text:tab/>3</text:p>
          <text:p text:style-name="P11"><text:s/>6 Interactions (Normative)<text:tab/>3</text:p>
          <text:p text:style-name="P12"><text:s/>6.1 Discovery<text:tab/>3</text:p>
          <text:p text:style-name="P12"><text:s/>6.2 Request and reply<text:tab/>3</text:p>
          <text:p text:style-name="P12"><text:s/>6.3 Stability<text:tab/>3</text:p>
          <text:p text:style-name="P11"><text:s/>7 CAN Adaptation (Normativ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7" style:family="paragraph" style:parent-style-name="Footer">
      <style:paragraph-properties>
        <style:tab-stops>
          <style:tab-stop style:position="16.508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tracked-changes>
          <text:changed-region xml:id="ct105553189054528" text:id="ct105553189054528">
            <text:deletion>
              <office:change-info>
                <dc:creator>Unknown Author</dc:creator>
                <dc:date>2021-04-25T21:55:00</dc:date>
              </office:change-info>
              <text:p text:style-name="MP2"><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89053632" text:id="ct105553189053632">
            <text:insertion>
              <office:change-info>
                <dc:creator>Unknown Author</dc:creator>
                <dc:date>2021-04-25T21:55:00</dc:date>
              </office:change-info>
            </text:insertion>
          </text:changed-region>
        </text:tracked-changes>
        <text:p text:style-name="MP2"><text:change text:change-id="ct105553189054528"/><text:change-start text:change-id="ct10555318905363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9053632"/></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3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tracked-changes>
          <text:changed-region xml:id="ct105553185994080" text:id="ct105553185994080">
            <text:deletion>
              <office:change-info>
                <dc:creator>Unknown Author</dc:creator>
                <dc:date>2021-04-25T21:55:00</dc:date>
              </office:change-info>
              <text:p text:style-name="MP7"><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Footer"><text:span text:style-name="Page_20_Number"><text:span text:style-name="MT2"/></text:span></text:p>
            </text:deletion>
          </text:changed-region>
          <text:changed-region xml:id="ct105553185984000" text:id="ct105553185984000">
            <text:insertion>
              <office:change-info>
                <dc:creator>Unknown Author</dc:creator>
                <dc:date>2021-04-25T21:55:00</dc:date>
              </office:change-info>
            </text:insertion>
          </text:changed-region>
        </text:tracked-changes>
        <text:p text:style-name="MP7"><text:change text:change-id="ct105553185994080"/><text:change-start text:change-id="ct10555318598400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 <text:s text:c="31"/></text:span></text:span><text:span text:style-name="MT1"><text:s text:c="7"/>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5984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10</meta:editing-cycles>
    <meta:editing-duration>PT16H25M59S</meta:editing-duration>
    <meta:generator>LibreOffice/5.2.3.3$MacOSX_X86_64 LibreOffice_project/d54a8868f08a7b39642414cf2c8ef2f228f780cf</meta:generator>
    <dc:date>2021-04-26T20:28:22.933934287</dc:date>
    <meta:document-statistic meta:table-count="3" meta:image-count="1" meta:object-count="0" meta:page-count="4" meta:paragraph-count="89" meta:word-count="1080" meta:character-count="6832" meta:non-whitespace-character-count="5783"/>
    <meta:user-defined meta:name="OLCBdate">Apr 25, 2021</meta:user-defined>
    <meta:user-defined meta:name="OLCBstatus">Adopted</meta:user-defined>
    <meta:user-defined meta:name="OLCByear">2021</meta:user-defined>
  </office:meta>
</office:document-meta>
</file>